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8f35" officeooo:paragraph-rsid="001a8f35"/>
    </style:style>
    <style:style style:name="P2" style:family="paragraph" style:parent-style-name="Standard">
      <style:paragraph-properties fo:text-align="start" style:justify-single-word="false"/>
      <style:text-properties officeooo:rsid="001a8f35" officeooo:paragraph-rsid="001a8f35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a8f35" officeooo:paragraph-rsid="001a8f35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a8f35" officeooo:paragraph-rsid="001a8f35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beed6" officeooo:paragraph-rsid="001beed6"/>
    </style:style>
    <style:style style:name="P6" style:family="paragraph" style:parent-style-name="Standard" style:list-style-name="L2">
      <style:paragraph-properties fo:text-align="start" style:justify-single-word="false"/>
      <style:text-properties style:text-underline-style="none" officeooo:rsid="001beed6" officeooo:paragraph-rsid="001beed6"/>
    </style:style>
    <style:style style:name="P7" style:family="paragraph" style:parent-style-name="Standard" style:list-style-name="L2">
      <style:paragraph-properties fo:text-align="start" style:justify-single-word="false"/>
      <style:text-properties style:text-underline-style="none" officeooo:rsid="001ccbdf" officeooo:paragraph-rsid="001ccbdf"/>
    </style:style>
    <style:style style:name="P8" style:family="paragraph" style:parent-style-name="Standard" style:list-style-name="L2">
      <style:paragraph-properties fo:text-align="start" style:justify-single-word="false"/>
      <style:text-properties style:text-underline-style="none" officeooo:rsid="001ec3a2" officeooo:paragraph-rsid="001ec3a2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ccbdf" officeooo:paragraph-rsid="001ccbdf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ec3a2" officeooo:paragraph-rsid="001ec3a2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1ec3a2" officeooo:paragraph-rsid="001ec3a2"/>
    </style:style>
    <style:style style:name="P12" style:family="paragraph" style:parent-style-name="Standard" style:list-style-name="L3">
      <style:paragraph-properties fo:text-align="start" style:justify-single-word="false"/>
      <style:text-properties style:text-underline-style="none" officeooo:rsid="001ec3a2" officeooo:paragraph-rsid="001ec3a2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206b85" officeooo:paragraph-rsid="00206b85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20948a" officeooo:paragraph-rsid="0020948a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2209f8" officeooo:paragraph-rsid="002209f8"/>
    </style:style>
    <style:style style:name="T1" style:family="text">
      <style:text-properties officeooo:rsid="001beed6"/>
    </style:style>
    <style:style style:name="T2" style:family="text">
      <style:text-properties style:text-underline-style="none"/>
    </style:style>
    <style:style style:name="T3" style:family="text">
      <style:text-properties officeooo:rsid="001ec3a2"/>
    </style:style>
    <style:style style:name="T4" style:family="text">
      <style:text-properties officeooo:rsid="0020948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mos de compresion </text:p>
      <text:p text:style-name="P2"><text:s/>hay 2 tipos de algoritmos de compresion:</text:p>
      <text:list text:style-name="L1">
        <text:list-item>
          <text:p text:style-name="P3">Con perdida → se pierde algo de info de lo que se comprime. Se usa para archivos multimedia</text:p>
        </text:list-item>
        <text:list-item>
          <text:p text:style-name="P3">Sin perdida → Se comprimen archivos sin perder informacion, entonces son reversibles</text:p>
        </text:list-item>
      </text:list>
      <text:p text:style-name="P2"/>
      <text:p text:style-name="P4">Por que es posible comprimir un archivo → en el codigo ascii la cantidad de simbolos utiles son 200 y hay 56 caracteres inutiles. Como el alfabeto es de longitud fija (todos los caracteres ocupan lo mismo) <text:span text:style-name="T1">y uso algunos caracteres mas que otros, entonces huffman propone cambiar el alfabeto para comprimir.</text:span></text:p>
      <text:p text:style-name="P4"/>
      <text:p text:style-name="P5">Algoritmo de huffman<text:span text:style-name="T2"> → el problema es el alfabeto por darle el mismo espacio a caracteres mas usados que a los caracteres menos usados. Entonces propone que si un caracter mientras mas se repita ocupe menos.</text:span></text:p>
      <text:p text:style-name="P5">Proceso de compresion</text:p>
      <text:list text:style-name="L2">
        <text:list-item>
          <text:p text:style-name="P6">Primero identifico mi universo → recorro todo el archivo e identifico todos los caracteres que estoy usando y cuantas veces se repite cada uno. Luego los agrupo en un vector. </text:p>
        </text:list-item>
        <text:list-item>
          <text:p text:style-name="P6">Luego se ordena el vector de mayor a menor para el que mas se repite adelante y el que menos se repite atras.</text:p>
        </text:list-item>
        <text:list-item>
          <text:p text:style-name="P7">Por ultimo creo un arbol binario con mi vector partiendolo entre las ramas dejando a ambos lados la misma cantidad de apariciones aproximadamente. Esto se repite hasta que se llegue al caracter individual</text:p>
        </text:list-item>
        <text:list-item>
          <text:p text:style-name="P7">Para representar el codigo de TAMANO VAIRABLE, voy a decir que la izquierda es 0 y la derecha es 1. Entonces recorro mi arbol hasta llegar a la hoja poniendo 0 o 1 segun corresponda. <text:span text:style-name="T3">Este es el codigo de representacion</text:span></text:p>
        </text:list-item>
        <text:list-item>
          <text:p text:style-name="P8">Luego vuelvo a generar el archivo pero comprimido con este nuevo alfabeto separando cada caracter con ‘:’.</text:p>
        </text:list-item>
        <text:list-item>
          <text:p text:style-name="P8">Para grabarlo en la computadora agrupo de a 8 numeros (salteando el ‘:’) para formar bytes y completa el ultimo byte de ser necesario con ceros y 1.</text:p>
        </text:list-item>
      </text:list>
      <text:p text:style-name="P9">Mientras mas desbalanceado sea mi arbol, menos bits ocupan los caracteres mas usados.</text:p>
      <text:p text:style-name="P9"/>
      <text:p text:style-name="P10">Proceso de descompresion</text:p>
      <text:p text:style-name="P11"/>
      <text:list text:style-name="L3">
        <text:list-item>
          <text:p text:style-name="P12">sigo el arbol segun el .zip que me llego. </text:p>
        </text:list-item>
        <text:list-item>
          <text:p text:style-name="P12">Me muevo a la izquierda si es 0 y a la derecha si es 1 hasta llegar a una hoja.</text:p>
        </text:list-item>
        <text:list-item>
          <text:p text:style-name="P12">En el momento en que recupero la cantidad de caracteres original, se que termine y dejo de buscar caracteres.</text:p>
        </text:list-item>
      </text:list>
      <text:p text:style-name="P13">En el archivo comprimido necesito tener el alfabeto como vector (caracteres + cantidad de apariciones ya ordenado), el array de bytes que es el archivo ya codificado. Pero no hace falta pasar el arbol como tal porque se puede rearmar a partir del vector. Tambien necesito tener una referencia a cuantos caracteres son en total.</text:p>
      <text:p text:style-name="P13"/>
      <text:p text:style-name="P13">Ahora si el archivo es pequeno, la compresion es mas grande que el original. <text:span text:style-name="T4">Por eso cualquier cosa que sea menor a 1500 bytes no se comprime porque no vale la pena.</text:span></text:p>
      <text:p text:style-name="P14"/>
      <text:p text:style-name="P14"/>
      <text:p text:style-name="P14"/>
      <text:p text:style-name="P14"/>
      <text:p text:style-name="P14"/>
      <text:p text:style-name="P14"><text:soft-page-break/>Comprimir tarda mas que descomprimir porque tengo que hacer al menos 2 lecturas a disco para crear el arbol y otra para grabar el zip</text:p>
      <text:p text:style-name="P14"/>
      <text:p text:style-name="P15">Compresion multimedia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1T08:08:09.150853469</meta:creation-date>
    <dc:date>2025-04-21T09:53:31.250658437</dc:date>
    <meta:editing-duration>PT16M43S</meta:editing-duration>
    <meta:editing-cycles>1</meta:editing-cycles>
    <meta:document-statistic meta:table-count="0" meta:image-count="0" meta:object-count="0" meta:page-count="2" meta:paragraph-count="22" meta:word-count="492" meta:character-count="2731" meta:non-whitespace-character-count="2268"/>
    <meta:generator>LibreOffice/25.2.2.2$Linux_X86_64 LibreOffice_project/520$Build-2</meta:generator>
  </office:meta>
</office:document-meta>
</file>